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6.37cm"/>
      <style:paragraph-properties style:writing-mode="lr-tb"/>
    </style:style>
    <style:style style:name="gr2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7.889cm"/>
      <style:paragraph-properties style:writing-mode="lr-tb"/>
    </style:style>
    <style:style style:name="gr3" style:family="graphic" style:parent-style-name="objectwithoutfill">
      <style:graphic-properties svg:stroke-color="#ffa500" draw:fill="none" draw:textarea-vertical-align="middle"/>
    </style:style>
    <style:style style:name="gr4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6.881cm"/>
      <style:paragraph-properties style:writing-mode="lr-tb"/>
    </style:style>
    <style:style style:name="gr5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4.024cm"/>
      <style:paragraph-properties style:writing-mode="lr-tb"/>
    </style:style>
    <style:style style:name="gr6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1.423cm" fo:min-width="6.168cm"/>
      <style:paragraph-properties style:writing-mode="lr-tb"/>
    </style:style>
    <style:style style:name="gr7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3.706cm"/>
      <style:paragraph-properties style:writing-mode="lr-tb"/>
    </style:style>
    <style:style style:name="gr8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4.033cm"/>
      <style:paragraph-properties style:writing-mode="lr-tb"/>
    </style:style>
    <style:style style:name="gr9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3.427cm"/>
      <style:paragraph-properties style:writing-mode="lr-tb"/>
    </style:style>
    <style:style style:name="gr10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5.052cm"/>
      <style:paragraph-properties style:writing-mode="lr-tb"/>
    </style:style>
    <style:style style:name="gr11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5.107cm"/>
      <style:paragraph-properties style:writing-mode="lr-tb"/>
    </style:style>
    <style:style style:name="gr12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949cm" fo:min-width="7.12cm"/>
      <style:paragraph-properties style:writing-mode="lr-tb"/>
    </style:style>
    <style:style style:name="gr13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.475cm" fo:min-width="4.79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747cm" svg:height="6.62cm" svg:x="8.302cm" svg:y="6.715cm">
          <draw:text-box>
            <text:p text:style-name="P1"><text:span text:style-name="T1">ex:PersonShape</text:span></text:p>
            <text:p text:style-name="P1"><text:span text:style-name="T1"><text:s text:c="8"/></text:span><text:span text:style-name="T1">a sh:NodeShape ;</text:span></text:p>
            <text:p text:style-name="P1"><text:span text:style-name="T1"><text:s text:c="8"/></text:span><text:span text:style-name="T1">sh:targetClass ex:Person ; <text:s text:c="3"/></text:span></text:p>
            <text:p text:style-name="P1"><text:span text:style-name="T1"><text:s text:c="8"/></text:span><text:span text:style-name="T1">sh:property [ <text:s text:c="15"/></text:span></text:p>
            <text:p text:style-name="P1"><text:span text:style-name="T1"><text:s text:c="16"/></text:span><text:span text:style-name="T1">sh:path ex:ssn ; <text:s text:c="10"/></text:span></text:p>
            <text:p text:style-name="P1"><text:span text:style-name="T1"><text:s text:c="16"/></text:span><text:span text:style-name="T1">sh:maxCount 1 ;</text:span></text:p>
            <text:p text:style-name="P1"><text:span text:style-name="T1"><text:s text:c="16"/></text:span><text:span text:style-name="T1">sh:datatype xsd:string ;</text:span></text:p>
            <text:p text:style-name="P1"><text:span text:style-name="T1"><text:s text:c="16"/></text:span><text:span text:style-name="T1">sh:pattern "^\\d{3}-\\d{2}-\\d{4}$" ;</text:span></text:p>
            <text:p text:style-name="P1"><text:span text:style-name="T1"><text:s text:c="8"/></text:span><text:span text:style-name="T1">] ;</text:span></text:p>
            <text:p text:style-name="P1"><text:span text:style-name="T1"><text:s text:c="8"/></text:span><text:span text:style-name="T1">sh:property [ <text:s text:c="16"/></text:span></text:p>
            <text:p text:style-name="P1"><text:span text:style-name="T1"><text:s text:c="16"/></text:span><text:span text:style-name="T1">sh:path ex:worksFor ;</text:span></text:p>
            <text:p text:style-name="P1"><text:span text:style-name="T1"><text:s text:c="16"/></text:span><text:span text:style-name="T1">sh:class ex:Company ;</text:span></text:p>
            <text:p text:style-name="P1"><text:span text:style-name="T1"><text:s text:c="16"/></text:span><text:span text:style-name="T1">sh:nodeKind sh:IRI ;</text:span></text:p>
            <text:p text:style-name="P1"><text:span text:style-name="T1"><text:s text:c="8"/></text:span><text:span text:style-name="T1">] ;</text:span></text:p>
            <text:p text:style-name="P1"><text:span text:style-name="T1"><text:s text:c="8"/></text:span><text:span text:style-name="T1">sh:closed true ;</text:span></text:p>
            <text:p text:style-name="P1"><text:span text:style-name="T1"><text:s text:c="8"/></text:span><text:span text:style-name="T1">sh:ignoredProperties ( rdf:type ) .</text:span></text:p>
          </draw:text-box>
        </draw:frame>
        <draw:frame draw:style-name="gr2" draw:text-style-name="P3" draw:layer="layout" svg:width="8.389cm" svg:height="0.725cm" svg:x="1.183cm" svg:y="2.587cm">
          <draw:text-box>
            <text:p><text:span text:style-name="T2">Nombre del shape </text:span><text:span text:style-name="T2">(Puede ser cualquiera)</text:span></text:p>
          </draw:text-box>
        </draw:frame>
        <draw:line draw:style-name="gr3" draw:text-style-name="P4" draw:layer="layout" svg:x1="9.572cm" svg:y1="2.905cm" svg:x2="10.207cm" svg:y2="7.032cm">
          <text:p/>
        </draw:line>
        <draw:frame draw:style-name="gr4" draw:text-style-name="P3" draw:layer="layout" svg:width="7.381cm" svg:height="0.725cm" svg:x="15.922cm" svg:y="2.497cm">
          <draw:text-box>
            <text:p><text:span text:style-name="T2">NodeShape: Captura nodos (Sujeto)</text:span></text:p>
          </draw:text-box>
        </draw:frame>
        <draw:frame draw:style-name="gr5" draw:text-style-name="P3" draw:layer="layout" svg:width="4.524cm" svg:height="0.725cm" svg:x="21.32cm" svg:y="5.762cm">
          <draw:text-box>
            <text:p><text:span text:style-name="T2">Captura predicados</text:span></text:p>
          </draw:text-box>
        </draw:frame>
        <draw:frame draw:style-name="gr6" draw:text-style-name="P3" draw:layer="layout" svg:width="6.945cm" svg:height="1.673cm" svg:x="1.317cm" svg:y="3.857cm">
          <draw:text-box>
            <text:p><text:span text:style-name="T2">Este shape se aplica a los nodos </text:span></text:p>
            <text:p><text:span text:style-name="T2">de la clase ex:Person </text:span></text:p>
            <text:p><text:span text:style-name="T2">(Recursos con rdf:type ex:Person)</text:span></text:p>
          </draw:text-box>
        </draw:frame>
        <draw:frame draw:style-name="gr7" draw:text-style-name="P3" draw:layer="layout" svg:width="4.206cm" svg:height="0.725cm" svg:x="21.32cm" svg:y="6.942cm">
          <draw:text-box>
            <text:p><text:span text:style-name="T2">Nombre de relación</text:span></text:p>
          </draw:text-box>
        </draw:frame>
        <draw:frame draw:style-name="gr8" draw:text-style-name="P3" draw:layer="layout" svg:width="4.85cm" svg:height="0.725cm" svg:x="21.32cm" svg:y="8.212cm">
          <draw:text-box>
            <text:p><text:span text:style-name="T2">Cantidad de relaciones</text:span></text:p>
          </draw:text-box>
        </draw:frame>
        <draw:frame draw:style-name="gr9" draw:text-style-name="P3" draw:layer="layout" svg:width="3.927cm" svg:height="0.725cm" svg:x="21.32cm" svg:y="9.255cm">
          <draw:text-box>
            <text:p><text:span text:style-name="T2">Datatype del valor</text:span></text:p>
          </draw:text-box>
        </draw:frame>
        <draw:frame draw:style-name="gr10" draw:text-style-name="P3" draw:layer="layout" svg:width="6.285cm" svg:height="0.725cm" svg:x="21.32cm" svg:y="10.435cm">
          <draw:text-box>
            <text:p><text:span text:style-name="T2">Expresión regular para el valor</text:span></text:p>
          </draw:text-box>
        </draw:frame>
        <draw:frame draw:style-name="gr11" draw:text-style-name="P3" draw:layer="layout" svg:width="5.607cm" svg:height="0.725cm" svg:x="21.32cm" svg:y="11.705cm">
          <draw:text-box>
            <text:p><text:span text:style-name="T2">rdf:type del objeto del triple</text:span></text:p>
          </draw:text-box>
        </draw:frame>
        <draw:frame draw:style-name="gr12" draw:text-style-name="P3" draw:layer="layout" svg:width="8.469cm" svg:height="1.199cm" svg:x="1.635cm" svg:y="14.335cm">
          <draw:text-box>
            <text:p><text:span text:style-name="T2">Los nodos que conforman con esta forma </text:span></text:p>
            <text:p><text:span text:style-name="T2">no pueden tener más relaciones ...</text:span></text:p>
          </draw:text-box>
        </draw:frame>
        <draw:frame draw:style-name="gr13" draw:text-style-name="P3" draw:layer="layout" svg:width="5.299cm" svg:height="0.725cm" svg:x="10.842cm" svg:y="14.652cm">
          <draw:text-box>
            <text:p><text:span text:style-name="T2">… </text:span><text:span text:style-name="T2">excepto si son rdf:type</text:span></text:p>
          </draw:text-box>
        </draw:frame>
        <draw:line draw:style-name="gr3" draw:text-style-name="P4" draw:layer="layout" svg:x1="16.875cm" svg:y1="9.255cm" svg:x2="21.32cm" svg:y2="9.572cm">
          <text:p/>
        </draw:line>
        <draw:line draw:style-name="gr3" draw:text-style-name="P4" draw:layer="layout" svg:x1="13.065cm" svg:y1="7.35cm" svg:x2="15.922cm" svg:y2="2.905cm">
          <text:p/>
        </draw:line>
        <draw:line draw:style-name="gr3" draw:text-style-name="P4" draw:layer="layout" svg:x1="8.302cm" svg:y1="4.81cm" svg:x2="10.207cm" svg:y2="7.667cm">
          <text:p/>
        </draw:line>
        <draw:line draw:style-name="gr3" draw:text-style-name="P4" draw:layer="layout" svg:x1="12.747cm" svg:y1="7.985cm" svg:x2="21.32cm" svg:y2="6.08cm">
          <text:p/>
        </draw:line>
        <draw:line draw:style-name="gr3" draw:text-style-name="P4" draw:layer="layout" svg:x1="14.97cm" svg:y1="8.62cm" svg:x2="21.32cm" svg:y2="7.35cm">
          <text:p/>
        </draw:line>
        <draw:line draw:style-name="gr3" draw:text-style-name="P4" draw:layer="layout" svg:x1="19.415cm" svg:y1="9.89cm" svg:x2="21.32cm" svg:y2="10.842cm">
          <text:p/>
        </draw:line>
        <draw:line draw:style-name="gr3" draw:text-style-name="P4" draw:layer="layout" svg:x1="15.922cm" svg:y1="10.842cm" svg:x2="21.32cm" svg:y2="7.35cm">
          <text:p/>
        </draw:line>
        <draw:line draw:style-name="gr3" draw:text-style-name="P4" draw:layer="layout" svg:x1="15.287cm" svg:y1="8.937cm" svg:x2="21.32cm" svg:y2="8.62cm">
          <text:p/>
        </draw:line>
        <draw:line draw:style-name="gr3" draw:text-style-name="P4" draw:layer="layout" svg:x1="15.922cm" svg:y1="11.477cm" svg:x2="21.32cm" svg:y2="12.112cm">
          <text:p/>
        </draw:line>
        <draw:frame draw:style-name="gr11" draw:text-style-name="P3" draw:layer="layout" svg:width="6.928cm" svg:height="1.199cm" svg:x="21.32cm" svg:y="12.818cm">
          <draw:text-box>
            <text:p><text:span text:style-name="T2">El nodo tiene que tener IRI (URI), </text:span></text:p>
            <text:p><text:span text:style-name="T2">tiene que ser un recurso</text:span></text:p>
          </draw:text-box>
        </draw:frame>
        <draw:line draw:style-name="gr3" draw:text-style-name="P4" draw:layer="layout" svg:x1="15.605cm" svg:y1="11.795cm" svg:x2="21.32cm" svg:y2="13.382cm">
          <text:p/>
        </draw:line>
        <draw:line draw:style-name="gr3" draw:text-style-name="P4" draw:layer="layout" svg:x1="14.652cm" svg:y1="13.065cm" svg:x2="14.652cm" svg:y2="14.652cm">
          <text:p/>
        </draw:line>
        <draw:line draw:style-name="gr3" draw:text-style-name="P4" draw:layer="layout" svg:x1="10.207cm" svg:y1="12.747cm" svg:x2="6.397cm" svg:y2="14.3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4T17:06:18.386440340</meta:creation-date>
    <dc:date>2025-01-29T10:12:03.714660393</dc:date>
    <meta:editing-duration>PT31M5S</meta:editing-duration>
    <meta:editing-cycles>12</meta:editing-cycles>
    <meta:generator>LibreOffice/7.3.7.2$Linux_X86_64 LibreOffice_project/30$Build-2</meta:generator>
    <meta:document-statistic meta:object-count="26"/>
  </office:meta>
</office:document-meta>
</file>